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, Verdana, Helvetica, sans-serif"/>
    <style:font-face style:name="Mangal1" svg:font-family="Mangal"/>
    <style:font-face style:name="Roboto" svg:font-family="Roboto, apple-system, BlinkMacSystemFont, 'Segoe UI', 'Helvetica Neue', Arial, sans-serif"/>
    <style:font-face style:name="SFCompactDisplay-Medium" svg:font-family="SFCompactDisplay-Medium, sans-serif"/>
    <style:font-face style:name="SFCompactDisplay-SemiBold" svg:font-family="SFCompactDisplay-SemiBold, sans-serif"/>
    <style:font-face style:name="Whitney" svg:font-family="Whitney, 'Helvetica Neue', Helvetica, Arial, sans-serif"/>
    <style:font-face style:name="apple-system" svg:font-family="apple-system, BlinkMacSystemFont, 'Segoe UI', Roboto, Oxygen, Ubuntu, Cantarell, 'Open Sans', 'Helvetica Neue', sans-serif"/>
    <style:font-face style:name="arial" svg:font-family="arial, sans-serif"/>
    <style:font-face style:name="inherit" svg:font-family="inherit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Inria Sans Light" svg:font-family="'Inria Sans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aira SemiCondensed Medium" svg:font-family="'Saira SemiCondensed Mediu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2.498cm" fo:margin-right="0cm" fo:text-indent="0cm" style:auto-text-indent="false"/>
      <style:text-properties fo:language="es" fo:country="ES" officeooo:paragraph-rsid="000d52d5"/>
    </style:style>
    <style:style style:name="P2" style:family="paragraph" style:parent-style-name="Standard">
      <style:paragraph-properties fo:line-height="115%"/>
      <style:text-properties officeooo:paragraph-rsid="000625fb" fo:background-color="#ffff00"/>
    </style:style>
    <style:style style:name="P3" style:family="paragraph" style:parent-style-name="Standard">
      <style:paragraph-properties fo:line-height="115%"/>
      <style:text-properties fo:language="es" fo:country="ES" officeooo:rsid="00005bf4" officeooo:paragraph-rsid="00005bf4" fo:background-color="#ffff00"/>
    </style:style>
    <style:style style:name="P4" style:family="paragraph" style:parent-style-name="Standard">
      <style:paragraph-properties fo:line-height="115%"/>
      <style:text-properties fo:language="es" fo:country="ES" officeooo:rsid="00005bf4" officeooo:paragraph-rsid="00005bf4" fo:background-color="transparent"/>
    </style:style>
    <style:style style:name="P5" style:family="paragraph" style:parent-style-name="Standard">
      <style:text-properties fo:language="es" fo:country="ES" officeooo:paragraph-rsid="000625fb" fo:background-color="transparent"/>
    </style:style>
    <style:style style:name="P6" style:family="paragraph" style:parent-style-name="Standard">
      <style:paragraph-properties fo:line-height="115%"/>
      <style:text-properties fo:language="es" fo:country="ES" officeooo:rsid="00069135" officeooo:paragraph-rsid="00069135" fo:background-color="transparent"/>
    </style:style>
    <style:style style:name="P7" style:family="paragraph" style:parent-style-name="Standard">
      <style:paragraph-properties fo:line-height="115%"/>
      <style:text-properties fo:language="es" fo:country="ES" fo:font-weight="bold" officeooo:rsid="00005bf4" officeooo:paragraph-rsid="00005bf4" fo:background-color="transparent" style:font-weight-asian="bold" style:font-weight-complex="bold"/>
    </style:style>
    <style:style style:name="P8" style:family="paragraph" style:parent-style-name="Standard">
      <style:paragraph-properties fo:line-height="115%"/>
      <style:text-properties fo:language="es" fo:country="ES" fo:font-weight="normal" officeooo:paragraph-rsid="00027029" style:font-weight-asian="normal" style:font-weight-complex="normal"/>
    </style:style>
    <style:style style:name="P9" style:family="paragraph" style:parent-style-name="Standard">
      <style:text-properties fo:language="es" fo:country="ES" officeooo:paragraph-rsid="000d52d5"/>
    </style:style>
    <style:style style:name="P10" style:family="paragraph" style:parent-style-name="Standard">
      <style:paragraph-properties fo:line-height="115%"/>
      <style:text-properties officeooo:paragraph-rsid="00027029"/>
    </style:style>
    <style:style style:name="P11" style:family="paragraph" style:parent-style-name="Standard">
      <style:paragraph-properties fo:line-height="115%"/>
      <style:text-properties officeooo:paragraph-rsid="0005af6b"/>
    </style:style>
    <style:style style:name="P12" style:family="paragraph" style:parent-style-name="Standard">
      <style:paragraph-properties fo:line-height="115%"/>
      <style:text-properties officeooo:paragraph-rsid="000625fb"/>
    </style:style>
    <style:style style:name="P13" style:family="paragraph" style:parent-style-name="Standard">
      <style:paragraph-properties fo:line-height="115%" fo:text-align="start" style:justify-single-word="false"/>
      <style:text-properties officeooo:paragraph-rsid="00093d75"/>
    </style:style>
    <style:style style:name="P14" style:family="paragraph" style:parent-style-name="Standard">
      <style:paragraph-properties fo:line-height="115%"/>
      <style:text-properties fo:color="#000000" style:font-name="Liberation Serif" fo:font-size="12pt" fo:language="es" fo:country="ES" fo:font-weight="bold" officeooo:rsid="0003b7b1" officeooo:paragraph-rsid="0003b7b1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fo:language="es" fo:country="ES" fo:font-weight="bold" style:font-weight-asian="bold" style:font-weight-complex="bold"/>
    </style:style>
    <style:style style:name="P16" style:family="paragraph" style:parent-style-name="Standard">
      <style:paragraph-properties fo:line-height="115%"/>
      <style:text-properties officeooo:paragraph-rsid="000625fb" fo:background-color="transparent"/>
    </style:style>
    <style:style style:name="P17" style:family="paragraph" style:parent-style-name="Standard">
      <style:text-properties officeooo:paragraph-rsid="000d52d5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31269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officeooo:paragraph-rsid="00131269" fo:background-color="transparent"/>
    </style:style>
    <style:style style:name="P20" style:family="paragraph" style:parent-style-name="List_20_Paragraph" style:list-style-name="WWNum1">
      <style:text-properties fo:language="es" fo:country="ES" fo:font-weight="bold" officeooo:paragraph-rsid="000d52d5" style:font-weight-asian="bold" style:font-weight-complex="bold"/>
    </style:style>
    <style:style style:name="P21" style:family="paragraph" style:parent-style-name="List_20_Paragraph" style:list-style-name="WWNum1">
      <style:text-properties fo:language="es" fo:country="ES" fo:font-weight="bold" officeooo:paragraph-rsid="000d52d5" fo:background-color="transparent" style:font-weight-asian="bold" style:font-weight-complex="bold"/>
    </style:style>
    <style:style style:name="P22" style:family="paragraph" style:parent-style-name="List_20_Paragraph">
      <style:text-properties fo:language="es" fo:country="ES" fo:font-weight="normal" officeooo:rsid="0020086b" officeooo:paragraph-rsid="0020086b" fo:background-color="transparent" style:font-weight-asian="normal" style:font-weight-complex="normal"/>
    </style:style>
    <style:style style:name="P23" style:family="paragraph" style:parent-style-name="List_20_Paragraph" style:list-style-name="WWNum2">
      <style:text-properties fo:color="#ff8000" fo:language="es" fo:country="ES" fo:font-weight="normal" officeooo:paragraph-rsid="0020086b" fo:background-color="transparent" style:font-weight-asian="normal" style:font-weight-complex="normal"/>
    </style:style>
    <style:style style:name="P24" style:family="paragraph" style:parent-style-name="List_20_Paragraph" style:list-style-name="WWNum2">
      <style:text-properties fo:color="#ff8000" fo:language="es" fo:country="ES" fo:font-weight="normal" officeooo:rsid="0020086b" officeooo:paragraph-rsid="0020086b" fo:background-color="transparent" style:font-weight-asian="normal" style:font-weight-complex="normal"/>
    </style:style>
    <style:style style:name="P25" style:family="paragraph" style:parent-style-name="List_20_Paragraph">
      <style:paragraph-properties fo:margin-left="2.498cm" fo:margin-right="0cm" fo:line-height="115%" fo:text-align="start" style:justify-single-word="false" fo:text-indent="0cm" style:auto-text-indent="false"/>
      <style:text-properties fo:color="#000000" style:font-name="Liberation Serif" fo:font-size="12pt" fo:language="es" fo:country="ES" fo:font-weight="normal" officeooo:rsid="0000fa79" officeooo:paragraph-rsid="000d52d5" fo:background-color="transparent" style:font-size-asian="12pt" style:font-weight-asian="normal" style:font-size-complex="12pt" style:font-weight-complex="normal"/>
    </style:style>
    <style:style style:name="P26" style:family="paragraph" style:parent-style-name="List_20_Paragraph" style:list-style-name="WWNum2">
      <style:paragraph-properties fo:margin-left="0cm" fo:margin-right="0cm" fo:line-height="115%" fo:text-align="start" style:justify-single-word="false" fo:text-indent="0cm" style:auto-text-indent="false"/>
      <style:text-properties fo:color="#000000" fo:language="es" fo:country="ES" fo:font-weight="normal" officeooo:paragraph-rsid="00232098" fo:background-color="transparent" style:font-weight-asian="normal" style:font-weight-complex="normal"/>
    </style:style>
    <style:style style:name="P27" style:family="paragraph" style:parent-style-name="List_20_Paragraph">
      <style:paragraph-properties fo:margin-left="0cm" fo:margin-right="0cm" fo:line-height="115%" fo:text-align="start" style:justify-single-word="false" fo:text-indent="0cm" style:auto-text-indent="false"/>
      <style:text-properties fo:color="#000000" fo:language="es" fo:country="ES" fo:font-weight="normal" officeooo:paragraph-rsid="00232098" fo:background-color="transparent" style:font-weight-asian="normal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language="es" fo:country="ES" fo:font-weight="normal" officeooo:rsid="0020086b" officeooo:paragraph-rsid="0020086b" fo:background-color="transparent" style:font-weight-asian="normal" style:font-weight-complex="normal"/>
    </style:style>
    <style:style style:name="P29" style:family="paragraph" style:parent-style-name="Standard">
      <style:paragraph-properties fo:line-height="115%"/>
      <style:text-properties fo:language="es" fo:country="ES" fo:font-weight="bold" officeooo:rsid="00005bf4" officeooo:paragraph-rsid="00005bf4" fo:background-color="transparent" style:font-weight-asian="bold" style:font-weight-complex="bold"/>
    </style:style>
    <style:style style:name="P30" style:family="paragraph" style:parent-style-name="Standard">
      <style:paragraph-properties fo:line-height="115%"/>
      <style:text-properties fo:language="es" fo:country="ES" officeooo:rsid="00005bf4" officeooo:paragraph-rsid="00005bf4" fo:background-color="transparent"/>
    </style:style>
    <style:style style:name="P31" style:family="paragraph" style:parent-style-name="Standard">
      <style:paragraph-properties fo:line-height="115%"/>
      <style:text-properties fo:color="#000000" style:font-name="Liberation Serif" fo:font-size="12pt" fo:language="es" fo:country="ES" officeooo:rsid="00005bf4" officeooo:paragraph-rsid="00005bf4" fo:background-color="transparent" style:font-size-asian="12pt" style:font-size-complex="12pt"/>
    </style:style>
    <style:style style:name="P32" style:family="paragraph" style:parent-style-name="Standard">
      <style:paragraph-properties fo:line-height="115%"/>
      <style:text-properties fo:color="#000000" style:font-name="Liberation Serif" fo:font-size="12pt" fo:language="es" fo:country="ES" fo:font-weight="bold" officeooo:rsid="0003b7b1" officeooo:paragraph-rsid="0003b7b1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/>
      <style:text-properties fo:color="#000000" style:font-name="Liberation Serif" fo:font-size="12pt" fo:language="es" fo:country="ES" fo:font-weight="bold" officeooo:rsid="0000fa79" officeooo:paragraph-rsid="000625fb" fo:background-color="#ffff0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/>
      <style:text-properties fo:color="#000000" style:font-name="Liberation Serif" fo:font-size="12pt" fo:language="es" fo:country="ES" fo:font-weight="normal" officeooo:rsid="0003b7b1" officeooo:paragraph-rsid="0005af6b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/>
      <style:text-properties fo:color="#000000" style:font-name="Liberation Serif" fo:font-size="12pt" fo:language="es" fo:country="ES" fo:font-weight="normal" officeooo:rsid="0000fa79" officeooo:paragraph-rsid="000625fb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style:font-name="Liberation Serif" fo:font-size="12pt" fo:language="es" fo:country="ES" fo:font-weight="normal" officeooo:rsid="0000fa79" officeooo:paragraph-rsid="000625f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/>
      <style:text-properties fo:color="#000000" style:font-name="Liberation Serif" fo:font-size="12pt" fo:language="es" fo:country="ES" fo:font-weight="normal" officeooo:rsid="0000fa79" officeooo:paragraph-rsid="000625fb" fo:background-color="#ffff0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fo:color="#000000" style:font-name="Liberation Serif" fo:font-size="12pt" fo:language="es" fo:country="ES" fo:font-weight="normal" officeooo:rsid="0000fa79" officeooo:paragraph-rsid="00093d75" fo:background-color="#ffff0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officeooo:paragraph-rsid="00131269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484a8" officeooo:paragraph-rsid="00131269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484a8" officeooo:paragraph-rsid="001484a8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531a7" officeooo:paragraph-rsid="001531a7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6cd57"/>
    </style:style>
    <style:style style:name="P4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8fa0f"/>
    </style:style>
    <style:style style:name="P4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e696a"/>
    </style:style>
    <style:style style:name="P4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102c6"/>
    </style:style>
    <style:style style:name="P4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6cd85"/>
    </style:style>
    <style:style style:name="P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282bf9"/>
    </style:style>
    <style:style style:name="P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fo:language="es" fo:country="ES" fo:font-weight="bold" officeooo:rsid="0016cd57" officeooo:paragraph-rsid="001bd5c0" fo:background-color="transparent" style:font-weight-asian="bold" style:font-weight-complex="bold"/>
    </style:style>
    <style:style style:name="P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rsid="0016cd57" officeooo:paragraph-rsid="0016cd57"/>
    </style:style>
    <style:style style:name="P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language="es" fo:country="ES" officeooo:paragraph-rsid="0017d43b"/>
    </style:style>
    <style:style style:name="P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language="es" fo:country="ES" fo:font-weight="bold" officeooo:rsid="00189323" officeooo:paragraph-rsid="00189323" fo:background-color="transparent" style:font-weight-asian="bold" style:font-weight-complex="bold"/>
    </style:style>
    <style:style style:name="P5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language="es" fo:country="ES" fo:font-weight="bold" officeooo:rsid="00189323" officeooo:paragraph-rsid="0018fa0f" fo:background-color="transparent" style:font-weight-asian="bold" style:font-weight-complex="bold"/>
    </style:style>
    <style:style style:name="P5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language="es" fo:country="ES" fo:font-weight="bold" officeooo:rsid="0016cd57" officeooo:paragraph-rsid="001bd5c0" fo:background-color="transparent" style:font-weight-asian="bold" style:font-weight-complex="bold"/>
    </style:style>
    <style:style style:name="P5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language="es" fo:country="ES" fo:font-weight="bold" officeooo:rsid="0016cd57" officeooo:paragraph-rsid="001f6d60" fo:background-color="transparent" style:font-weight-asian="bold" style:font-weight-complex="bold"/>
    </style:style>
    <style:style style:name="P5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weight="normal" officeooo:paragraph-rsid="002102c6" style:font-weight-asian="normal" style:font-weight-complex="normal"/>
    </style:style>
    <style:style style:name="P5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ff8000" officeooo:paragraph-rsid="0020086b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37%" fo:text-indent="0cm" style:auto-text-indent="false"/>
      <style:text-properties style:font-name="inherit" fo:font-size="12pt" fo:language="es" fo:country="ES" fo:font-weight="normal" officeooo:paragraph-rsid="001e8193" loext:padding="0cm" loext:border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12pt" fo:letter-spacing="normal" fo:font-style="normal" fo:font-weight="normal" loext:padding="0cm" loext:border="none"/>
    </style:style>
    <style:style style:name="P60" style:family="paragraph" style:parent-style-name="TITLE_5f_AND_5f_TWO_5f_COLUMNS_7e_LT_7e_Gliederung_20_1">
      <style:paragraph-properties fo:margin-left="0cm" fo:margin-right="0cm" fo:line-height="115%" fo:text-align="start" style:justify-single-word="false" fo:text-indent="0cm" style:auto-text-indent="false"/>
      <style:text-properties officeooo:paragraph-rsid="002102c6"/>
    </style:style>
    <style:style style:name="P61" style:family="paragraph" style:parent-style-name="Text_20_body" style:list-style-name="L1">
      <style:paragraph-properties fo:line-height="115%" fo:orphans="2" fo:widows="2"/>
      <style:text-properties fo:font-variant="normal" fo:text-transform="none" fo:color="#333333" style:font-name="Arial1" fo:font-size="14pt" fo:letter-spacing="normal" fo:language="es" fo:country="ES" fo:font-style="normal" fo:font-weight="normal"/>
    </style:style>
    <style:style style:name="P6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333333" style:font-name="Arial1" fo:font-size="14pt" fo:letter-spacing="normal" fo:language="es" fo:country="ES" fo:font-style="normal" fo:font-weight="normal" officeooo:rsid="00189323" officeooo:paragraph-rsid="00189323" fo:background-color="transparent"/>
    </style:style>
    <style:style style:name="P63" style:family="paragraph" style:parent-style-name="Text_20_body" style:list-style-name="L1">
      <style:paragraph-properties fo:margin-top="0cm" fo:margin-bottom="0cm" loext:contextual-spacing="false" fo:line-height="115%" fo:orphans="2" fo:widows="2"/>
      <style:text-properties fo:font-variant="normal" fo:text-transform="none" fo:color="#333333" style:font-name="Arial1" fo:font-size="14pt" fo:letter-spacing="normal" fo:language="es" fo:country="ES" fo:font-style="normal" fo:font-weight="normal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5af6b"/>
    </style:style>
    <style:style style:name="T4" style:family="text">
      <style:text-properties fo:language="es" fo:country="ES" officeooo:rsid="00120ee8"/>
    </style:style>
    <style:style style:name="T5" style:family="text">
      <style:text-properties officeooo:rsid="0000fa79"/>
    </style:style>
    <style:style style:name="T6" style:family="text">
      <style:text-properties fo:color="#000000" style:font-name="Liberation Serif" fo:font-size="12pt" fo:language="es" fo:country="ES" fo:font-weight="normal" officeooo:rsid="0000fa79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language="es" fo:country="ES" fo:font-weight="normal" officeooo:rsid="00092079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language="es" fo:country="ES" fo:font-weight="normal" officeooo:rsid="00005bf4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language="es" fo:country="ES" fo:font-weight="normal" officeooo:rsid="0000fa79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language="es" fo:country="ES" fo:font-weight="normal" officeooo:rsid="00082c22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language="es" fo:country="ES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language="es" fo:country="ES" fo:font-weight="normal" officeooo:rsid="00082c22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language="es" fo:country="ES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language="es" fo:country="ES" fo:font-weight="normal" officeooo:rsid="000cc94f" fo:background-color="#ffff00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erif" fo:font-size="12pt" fo:language="es" fo:country="ES" fo:font-weight="normal" officeooo:rsid="00131269" fo:background-color="#ffff00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fo:language="es" fo:country="ES" fo:font-weight="bold" officeooo:rsid="0000fa79" style:font-size-asian="12pt" style:font-weight-asian="bold" style:font-size-complex="12pt" style:font-weight-complex="bold"/>
    </style:style>
    <style:style style:name="T17" style:family="text">
      <style:text-properties fo:color="#000000" style:font-name="Liberation Serif" fo:font-size="12pt" fo:language="es" fo:country="ES" fo:font-weight="bold" officeooo:rsid="0000fa79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000000" style:font-name="Liberation Serif" fo:font-size="12pt" officeooo:rsid="0000fa79" style:font-size-asian="12pt" style:font-weight-asian="normal" style:font-size-complex="12pt" style:font-weight-complex="normal"/>
    </style:style>
    <style:style style:name="T19" style:family="text">
      <style:text-properties fo:color="#000000" fo:language="es" fo:country="ES" fo:font-weight="normal" style:font-weight-asian="normal" style:font-weight-complex="normal"/>
    </style:style>
    <style:style style:name="T20" style:family="text">
      <style:text-properties fo:color="#000000" fo:language="es" fo:country="ES" fo:font-weight="normal" officeooo:rsid="00027029" style:font-weight-asian="normal" style:font-weight-complex="normal"/>
    </style:style>
    <style:style style:name="T21" style:family="text">
      <style:text-properties fo:color="#000000" style:font-name="Liberation Serif" fo:font-size="12pt" fo:language="es" fo:country="ES" fo:font-weight="bold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05bf4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style:font-name="Liberation Serif" fo:font-size="12pt" officeooo:rsid="00005bf4" fo:background-color="transparent" loext:char-shading-value="0" style:font-size-asian="12pt" style:font-size-complex="12pt"/>
    </style:style>
    <style:style style:name="T26" style:family="text">
      <style:text-properties officeooo:rsid="00082c22"/>
    </style:style>
    <style:style style:name="T27" style:family="text">
      <style:text-properties officeooo:rsid="00109c9c"/>
    </style:style>
    <style:style style:name="T28" style:family="text">
      <style:text-properties officeooo:rsid="00113ccf"/>
    </style:style>
    <style:style style:name="T29" style:family="text">
      <style:text-properties officeooo:rsid="00117c09"/>
    </style:style>
    <style:style style:name="T30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484a8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size-asian="12pt" style:font-size-complex="12pt"/>
    </style:style>
    <style:style style:name="T33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e696a" fo:background-color="#ffff00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6cd57" fo:background-color="#ffff00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7d43b" fo:background-color="#ffff00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20086b" fo:background-color="#ffff00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40" style:family="text">
      <style:text-properties fo:font-variant="normal" fo:text-transform="none" style:font-name="Liberation Serif" fo:font-size="12pt" fo:letter-spacing="normal" fo:language="es" fo:country="ES" fo:font-style="normal" fo:font-weight="normal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41" style:family="text">
      <style:text-properties fo:font-variant="normal" fo:text-transform="none" style:font-name="Liberation Serif" fo:font-size="12pt" fo:letter-spacing="normal" fo:language="es" fo:country="ES" fo:font-style="normal" fo:font-weight="normal" style:font-name-asian="F" style:font-size-asian="12pt" style:font-weight-asian="normal" style:font-name-complex="F" style:font-size-complex="12pt" style:font-weight-complex="normal"/>
    </style:style>
    <style:style style:name="T42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name-asian="F" style:font-size-asian="12pt" style:font-weight-asian="normal" style:font-name-complex="F" style:font-size-complex="12pt" style:font-weight-complex="normal"/>
    </style:style>
    <style:style style:name="T43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name-asian="F" style:font-size-asian="12pt" style:font-weight-asian="normal" style:font-name-complex="F" style:font-size-complex="12pt" style:font-weight-complex="normal"/>
    </style:style>
    <style:style style:name="T44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00fa79" style:font-name-asian="F" style:font-size-asian="12pt" style:font-weight-asian="normal" style:font-name-complex="F" style:font-size-complex="12pt" style:font-weight-complex="normal"/>
    </style:style>
    <style:style style:name="T45" style:family="text">
      <style:text-properties fo:font-variant="normal" fo:text-transform="none" style:font-name="Liberation Serif" fo:font-size="12pt" fo:letter-spacing="normal" fo:language="es" fo:country="ES" fo:font-style="normal" fo:font-weight="normal" style:font-name-asian="F" style:font-size-asian="12pt" style:font-weight-asian="normal" style:font-name-complex="F" style:font-size-complex="12pt" style:font-weight-complex="normal"/>
    </style:style>
    <style:style style:name="T46" style:family="text">
      <style:text-properties fo:font-variant="normal" fo:text-transform="none" style:font-name="Liberation Serif" fo:font-size="12pt" fo:letter-spacing="normal" fo:language="es" fo:country="ES" fo:font-style="normal" fo:font-weight="normal" style:font-name-asian="F" style:font-size-asian="12pt" style:font-weight-asian="normal" style:font-name-complex="F" style:font-size-complex="12pt" style:font-weight-complex="normal"/>
    </style:style>
    <style:style style:name="T47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289c90" style:font-name-asian="F" style:font-size-asian="12pt" style:font-weight-asian="normal" style:font-name-complex="F" style:font-size-complex="12pt" style:font-weight-complex="normal"/>
    </style:style>
    <style:style style:name="T48" style:family="text">
      <style:text-properties fo:font-variant="normal" fo:text-transform="none" style:font-name="Liberation Serif" fo:font-size="12pt" fo:letter-spacing="normal" fo:language="es" fo:country="ES" fo:font-style="normal" officeooo:rsid="0000fa79" style:font-size-asian="12pt" style:font-size-complex="12pt"/>
    </style:style>
    <style:style style:name="T49" style:family="text">
      <style:text-properties fo:font-variant="normal" fo:text-transform="none" style:font-name="Liberation Serif" fo:font-size="12pt" fo:letter-spacing="normal" fo:language="es" fo:country="ES" fo:font-style="normal" officeooo:rsid="0000fa79" fo:background-color="#ffff00" loext:char-shading-value="0" style:font-name-asian="F" style:font-size-asian="12pt" style:font-name-complex="F" style:font-size-complex="12pt"/>
    </style:style>
    <style:style style:name="T50" style:family="text">
      <style:text-properties fo:font-variant="normal" fo:text-transform="none" style:font-name="Liberation Serif" fo:font-size="12pt" fo:letter-spacing="normal" fo:font-style="normal" fo:font-weight="normal" officeooo:rsid="0000fa79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style:font-name="Liberation Serif" fo:font-size="12pt" fo:letter-spacing="normal" fo:font-style="normal" officeooo:rsid="00005bf4" fo:background-color="#ffff00" loext:char-shading-value="0" style:font-name-asian="F" style:font-size-asian="12pt" style:font-name-complex="F" style:font-size-complex="12pt"/>
    </style:style>
    <style:style style:name="T52" style:family="text">
      <style:text-properties fo:font-variant="normal" fo:text-transform="none" style:font-name="Liberation Serif" fo:font-size="12pt" fo:letter-spacing="normal" fo:font-style="normal" officeooo:rsid="001e696a" fo:background-color="#ffff00" loext:char-shading-value="0" style:font-name-asian="F" style:font-size-asian="12pt" style:font-name-complex="F" style:font-size-complex="12pt"/>
    </style:style>
    <style:style style:name="T53" style:family="text">
      <style:text-properties fo:font-variant="normal" fo:text-transform="none" style:font-name="Liberation Serif" fo:font-size="12pt" fo:letter-spacing="normal" fo:font-style="normal" officeooo:rsid="0016cd57" fo:background-color="#ffff00" loext:char-shading-value="0" style:font-name-asian="F" style:font-size-asian="12pt" style:font-name-complex="F" style:font-size-complex="12pt"/>
    </style:style>
    <style:style style:name="T54" style:family="text">
      <style:text-properties fo:font-variant="normal" fo:text-transform="none" style:font-name="Liberation Serif" fo:font-size="12pt" fo:letter-spacing="normal" fo:font-style="normal" officeooo:rsid="0017d43b" fo:background-color="#ffff00" loext:char-shading-value="0" style:font-name-asian="F" style:font-size-asian="12pt" style:font-name-complex="F" style:font-size-complex="12pt"/>
    </style:style>
    <style:style style:name="T55" style:family="text">
      <style:text-properties fo:font-variant="normal" fo:text-transform="none" style:font-name="Liberation Serif" fo:font-size="12pt" fo:letter-spacing="normal" fo:font-style="normal" officeooo:rsid="0020086b" fo:background-color="#ffff00" loext:char-shading-value="0" style:font-name-asian="F" style:font-size-asian="12pt" style:font-name-complex="F" style:font-size-complex="12pt"/>
    </style:style>
    <style:style style:name="T56" style:family="text">
      <style:text-properties fo:font-variant="normal" fo:text-transform="none" style:font-name="Liberation Serif" fo:font-size="12pt" fo:letter-spacing="normal" fo:font-style="normal" officeooo:rsid="0000fa79" fo:background-color="#ffff00" loext:char-shading-value="0" style:font-name-asian="F" style:font-size-asian="12pt" style:font-name-complex="F" style:font-size-complex="12pt"/>
    </style:style>
    <style:style style:name="T57" style:family="text">
      <style:text-properties fo:font-variant="normal" fo:text-transform="none" style:font-name="Liberation Serif" fo:letter-spacing="normal" fo:font-style="normal" fo:font-weight="bold" officeooo:rsid="0000fa79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style:font-name="Liberation Serif" fo:letter-spacing="normal" fo:language="es" fo:country="ES" fo:font-style="normal" officeooo:rsid="0000fa79" fo:background-color="#ffff00" loext:char-shading-value="0" style:font-name-asian="F" style:font-name-complex="F"/>
    </style:style>
    <style:style style:name="T59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6cd57" fo:background-color="#ffff00" loext:char-shading-value="0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6cd57" fo:background-color="#ffff00" loext:char-shading-value="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82c22" fo:background-color="#ffff00" loext:char-shading-value="0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7d43b" fo:background-color="#ffff00" loext:char-shading-value="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e696a" fo:background-color="#ffff00" loext:char-shading-value="0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0086b" fo:background-color="#ffff00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5bf4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102c6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6cd57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7d43b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0086b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e696a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6cd85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fo:background-color="#ffff00" loext:char-shading-value="0" style:font-name-asian="F" style:font-size-asian="12pt" style:font-weight-asian="normal" style:font-name-complex="F" style:font-size-complex="12pt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00fa79" fo:background-color="transparent" loext:char-shading-value="0" style:font-name-asian="F" style:font-size-asian="12pt" style:font-weight-asian="normal" style:font-name-complex="F" style:font-size-complex="12pt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82bf9" fo:background-color="transparent" loext:char-shading-value="0" style:font-name-asian="F" style:font-size-asian="12pt" style:font-weight-asian="normal" style:font-name-complex="F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89c90" fo:background-color="transparent" loext:char-shading-value="0" style:font-name-asian="F" style:font-size-asian="12pt" style:font-weight-asian="normal" style:font-name-complex="F" style:font-size-complex="12pt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language="es" fo:country="ES" fo:font-style="normal" officeooo:rsid="0000fa79" fo:background-color="#ffff00" loext:char-shading-value="0" style:font-name-asian="F" style:font-size-asian="12pt" style:font-name-complex="F" style:font-size-complex="12pt"/>
    </style:style>
    <style:style style:name="T84" style:family="text">
      <style:text-properties fo:font-variant="normal" fo:text-transform="none" fo:color="#000000" style:font-name="Liberation Serif" fo:font-size="12pt" fo:letter-spacing="normal" fo:language="es" fo:country="ES" fo:font-style="normal" fo:font-weight="bold" officeooo:rsid="0000fa79" fo:background-color="transparent" loext:char-shading-value="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style:font-name="Liberation Serif" fo:font-size="12pt" fo:letter-spacing="normal" fo:language="es" fo:country="ES" fo:font-style="normal" fo:font-weight="bold" officeooo:rsid="0018fa0f" fo:background-color="transparent" loext:char-shading-value="0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normal" officeooo:rsid="00005bf4" fo:background-color="#ffff00" loext:char-shading-value="0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fo:font-weight="normal" officeooo:rsid="0016cd57" fo:background-color="#ffff00" loext:char-shading-value="0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017d43b" fo:background-color="#ffff00" loext:char-shading-value="0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00fa79" fo:background-color="#ffff00" loext:char-shading-value="0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00fa79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officeooo:rsid="0000fa79" style:font-size-asian="12pt" style:font-size-complex="12pt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background-color="#ffff00" loext:char-shading-value="0" style:font-name-asian="F" style:font-size-asian="12pt" style:font-name-complex="F" style:font-size-complex="12pt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officeooo:rsid="00005bf4" fo:background-color="#ffff00" loext:char-shading-value="0" style:font-name-asian="F" style:font-size-asian="12pt" style:font-name-complex="F" style:font-size-complex="12pt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officeooo:rsid="001e696a" fo:background-color="#ffff00" loext:char-shading-value="0" style:font-name-asian="F" style:font-size-asian="12pt" style:font-name-complex="F" style:font-size-complex="12pt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officeooo:rsid="0016cd57" fo:background-color="#ffff00" loext:char-shading-value="0" style:font-name-asian="F" style:font-size-asian="12pt" style:font-name-complex="F" style:font-size-complex="12pt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officeooo:rsid="0017d43b" fo:background-color="#ffff00" loext:char-shading-value="0" style:font-name-asian="F" style:font-size-asian="12pt" style:font-name-complex="F" style:font-size-complex="12pt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officeooo:rsid="0000fa79" fo:background-color="#ffff00" loext:char-shading-value="0" style:font-name-asian="F" style:font-size-asian="12pt" style:font-name-complex="F" style:font-size-complex="12pt"/>
    </style:style>
    <style:style style:name="T99" style:family="text">
      <style:text-properties fo:font-variant="normal" fo:text-transform="none" fo:color="#000000" style:font-name="Calibri Light" fo:font-size="12pt" fo:letter-spacing="normal" fo:font-style="normal" style:font-name-asian="F" style:font-size-asian="12pt" style:font-name-complex="F" style:font-size-complex="12pt"/>
    </style:style>
    <style:style style:name="T100" style:family="text">
      <style:text-properties fo:font-variant="normal" fo:text-transform="none" fo:color="#000000" style:font-name="Calibri Light" fo:font-size="12pt" fo:letter-spacing="normal" fo:font-style="normal" officeooo:rsid="0000fa79" style:font-name-asian="F" style:font-size-asian="12pt" style:font-name-complex="F" style:font-size-complex="12pt"/>
    </style:style>
    <style:style style:name="T101" style:family="text">
      <style:text-properties fo:font-variant="normal" fo:text-transform="none" fo:color="#000000" style:font-name="Inria Sans Light" fo:font-size="20pt" fo:letter-spacing="normal" fo:language="es" fo:country="ES" fo:font-style="normal" fo:font-weight="bold" officeooo:rsid="0000fa79" fo:background-color="#ffff00" loext:char-shading-value="0" style:font-name-asian="F" style:font-size-asian="20pt" style:font-weight-asian="bold" style:font-name-complex="F" style:font-size-complex="12pt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language="es" fo:country="ES" fo:font-style="normal" fo:font-weight="bold" officeooo:rsid="0000fa79" fo:background-color="transparent" loext:char-shading-value="0" style:font-name-asian="F" style:font-size-asian="12pt" style:font-weight-asian="bold" style:font-name-complex="F" style:font-size-complex="12pt" style:font-weight-complex="bold"/>
    </style:style>
    <style:style style:name="T103" style:family="text">
      <style:text-properties fo:font-variant="normal" fo:text-transform="none" style:font-name="Calibri Light" fo:font-size="12pt" fo:letter-spacing="normal" fo:font-style="normal" style:font-name-asian="F" style:font-size-asian="12pt" style:font-name-complex="F" style:font-size-complex="12pt"/>
    </style:style>
    <style:style style:name="T104" style:family="text">
      <style:text-properties fo:font-variant="normal" fo:text-transform="none" style:font-name="Calibri Light" fo:font-size="12pt" fo:letter-spacing="normal" fo:font-style="normal" officeooo:rsid="0000fa79" style:font-name-asian="F" style:font-size-asian="12pt" style:font-name-complex="F" style:font-size-complex="12pt"/>
    </style:style>
    <style:style style:name="T105" style:family="text">
      <style:text-properties fo:font-variant="normal" fo:text-transform="none" fo:color="#dcddde" style:font-name="Calibri Light" fo:font-size="12pt" fo:letter-spacing="normal" fo:font-style="normal" officeooo:rsid="0000fa79" style:font-name-asian="F" style:font-size-asian="12pt" style:font-name-complex="F" style:font-size-complex="12pt"/>
    </style:style>
    <style:style style:name="T106" style:family="text">
      <style:text-properties fo:font-variant="normal" fo:text-transform="none" fo:color="#dcddde" style:font-name="Whitney" fo:font-size="12pt" fo:letter-spacing="normal" fo:font-style="normal" officeooo:rsid="0000fa79" style:font-name-asian="F" style:font-size-asian="12pt" style:font-name-complex="F" style:font-size-complex="12pt"/>
    </style:style>
    <style:style style:name="T107" style:family="text">
      <style:text-properties fo:font-variant="normal" fo:text-transform="none" style:font-name="Whitney" fo:font-size="12pt" fo:letter-spacing="normal" fo:font-style="normal" officeooo:rsid="0000fa79" style:font-name-asian="F" style:font-size-asian="12pt" style:font-name-complex="F" style:font-size-complex="12pt"/>
    </style:style>
    <style:style style:name="T108" style:family="text">
      <style:text-properties fo:font-variant="normal" fo:text-transform="none" style:font-name="Whitney" fo:font-size="12pt" fo:letter-spacing="normal" fo:font-style="normal" officeooo:rsid="00232098" style:font-name-asian="F" style:font-size-asian="12pt" style:font-name-complex="F" style:font-size-complex="12pt"/>
    </style:style>
    <style:style style:name="T109" style:family="text">
      <style:text-properties fo:font-variant="normal" fo:text-transform="none" style:font-name="Inria Sans Light" fo:font-size="20pt" fo:letter-spacing="normal" fo:language="es" fo:country="ES" fo:font-style="normal" fo:font-weight="bold" officeooo:rsid="0000fa79" fo:background-color="#ffff00" loext:char-shading-value="0" style:font-name-asian="F" style:font-size-asian="20pt" style:font-weight-asian="bold" style:font-name-complex="F" style:font-size-complex="12pt" style:font-weight-complex="normal"/>
    </style:style>
    <style:style style:name="T110" style:family="text">
      <style:text-properties fo:font-variant="normal" fo:text-transform="none" style:font-name="Inria Sans Light" fo:font-size="20pt" fo:letter-spacing="normal" fo:language="es" fo:country="ES" fo:font-style="normal" officeooo:rsid="0000fa79" fo:background-color="#ffff00" loext:char-shading-value="0" style:font-name-asian="F" style:font-size-asian="20pt" style:font-name-complex="F" style:font-size-complex="12pt"/>
    </style:style>
    <style:style style:name="T111" style:family="text">
      <style:text-properties fo:font-variant="normal" fo:text-transform="none" style:font-name="Inria Sans Light" fo:letter-spacing="normal" fo:language="es" fo:country="ES" fo:font-style="normal" officeooo:rsid="0000fa79" fo:background-color="#ffff00" loext:char-shading-value="0" style:font-name-asian="F" style:font-name-complex="F"/>
    </style:style>
    <style:style style:name="T112" style:family="text">
      <style:text-properties fo:font-variant="normal" fo:text-transform="none" fo:letter-spacing="normal" fo:language="es" fo:country="ES" fo:font-style="normal" officeooo:rsid="0000fa79" fo:background-color="#ffff00" loext:char-shading-value="0" style:font-name-asian="F" style:font-name-complex="F"/>
    </style:style>
    <style:style style:name="T113" style:family="text">
      <style:text-properties fo:font-variant="normal" fo:text-transform="none" fo:letter-spacing="normal" fo:font-style="normal" officeooo:rsid="0000fa79" fo:background-color="#ffff00" loext:char-shading-value="0" style:font-name-asian="F" style:font-name-complex="F"/>
    </style:style>
    <style:style style:name="T114" style:family="text">
      <style:text-properties fo:font-variant="normal" fo:text-transform="none" fo:letter-spacing="normal" fo:font-style="normal" officeooo:rsid="0000fa79" style:font-name-asian="F" style:font-name-complex="F"/>
    </style:style>
    <style:style style:name="T115" style:family="text">
      <style:text-properties fo:font-variant="normal" fo:text-transform="none" fo:letter-spacing="normal" fo:font-style="normal" officeooo:rsid="0000fa79" style:font-name-asian="F" style:font-name-complex="F"/>
    </style:style>
    <style:style style:name="T116" style:family="text">
      <style:text-properties style:font-name="Calibri Light" fo:font-size="12pt" style:font-name-asian="F" style:font-size-asian="12pt" style:font-name-complex="F" style:font-size-complex="12pt"/>
    </style:style>
    <style:style style:name="T117" style:family="text">
      <style:text-properties officeooo:rsid="002102c6"/>
    </style:style>
    <style:style style:name="T118" style:family="text">
      <style:text-properties style:font-name="Inria Sans Light"/>
    </style:style>
    <style:style style:name="T119" style:family="text">
      <style:text-properties style:font-name="Inria Sans Light" fo:font-size="20pt" fo:font-weight="bold" style:font-size-asian="20pt" style:font-weight-asian="bold"/>
    </style:style>
    <style:style style:name="T120" style:family="text">
      <style:text-properties style:font-name="Inria Sans Light" fo:font-size="20pt" style:font-size-asian="20pt"/>
    </style:style>
    <style:style style:name="T121" style:family="text">
      <style:text-properties officeooo:rsid="0026cd85"/>
    </style:style>
    <style:style style:name="T122" style:family="text">
      <style:text-properties officeooo:rsid="00289c9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0cm" svg:width="0.041cm" draw:z-index="0">
        <draw:text-box fo:min-height="0.041cm">
          <text:p text:style-name="Text_20_body"/>
        </draw:text-box>
      </draw:frame>
      <text:p text:style-name="P3">DIAPOSITIVA 1 →<text:span text:style-name="T5"> Hablamos los tres, el ultimo en hablar sigue con la diapositiva 2 para presentar Pochadia</text:span></text:p>
      <text:p text:style-name="P3"/>
      <text:p text:style-name="P7">PRESENTACIÓN DE LOS MIEMBROS DEL GRUPO</text:p>
      <text:p text:style-name="P6">Bienvenidos a todos y todas, somos Pedro, Pedro y Manu y vamos a presentaros nuestro proyecto de final de curso al cual hemos llamado Pochadia, esperemos que os guste y bueno, dicho esto comencemos:</text:p>
      <text:p text:style-name="P4"/>
      <text:p text:style-name="P3">DIAPOSITIVA 2, <text:span text:style-name="T26">Pochadia, tecnologías y sistema</text:span> →<text:span text:style-name="T5"> Habla X</text:span></text:p>
      <text:p text:style-name="P3"/>
      <text:p text:style-name="P7">¿Qué es Pochadia?</text:p>
      <text:p text:style-name="P4"/>
      <text:p text:style-name="P4">Pochadia es una plataforma web y una biblioteca de videojuegos que permitirá acceder a la información de los mismos, así como jugar a los videojuegos independientemente del PC en el que se acceda a la web. Los usuarios podrán darse de alta en el portal para disfrutar de las ventajas de la página.</text:p>
      <text:p text:style-name="P4"/>
      <text:p text:style-name="P15"><text:span text:style-name="T25">Tecnolog</text:span>ías usadas para su creación.</text:p>
      <text:p text:style-name="P15"/>
      <text:p text:style-name="P8">Para el FrontEnd se ha propuesto Angular, HTML5, CSS, Bootstrap, JavaScript, JQuery y Json.</text:p>
      <text:p text:style-name="P8">Para el BackEnd se ha propuesto Java.</text:p>
      <text:p text:style-name="P10"><text:span text:style-name="T19">Para el tratamiento de los datos se ha propuesto </text:span><text:span text:style-name="T20">Xampp con una base de datos MySQL.</text:span></text:p>
      <text:p text:style-name="P31"/>
      <text:p text:style-name="P14"><text:span text:style-name="T23">S</text:span><text:span text:style-name="T22">istema de Pochadia para jugar.</text:span></text:p>
      <text:p text:style-name="P32"/>
      <text:p text:style-name="P11"><text:span text:style-name="T2">El sistema </text:span><text:span text:style-name="T3">permitirá jugar a los juegos que el usuario tenga en su biblioteca, ya sean de pago o gratuitos dependiendo del plan que haya elegido.</text:span></text:p>
      <text:p text:style-name="P34">El sistema no permitirá que más de 1 usuario esté jugando en ese momento (limitaciones de hardware).</text:p>
      <text:p text:style-name="P34"/>
      <text:p text:style-name="P2"><text:span text:style-name="T8">DIAPOSITIVA 3, </text:span><text:span text:style-name="T10">Usuarios y juegos</text:span><text:span text:style-name="T8"> →</text:span><text:span text:style-name="T9"> Habla X</text:span></text:p>
      <text:p text:style-name="P37"/>
      <text:p text:style-name="P5">Los usuarios podrán ser de dos tipos, <text:span text:style-name="T1">normales y premium,</text:span> los usuarios premium tendrán acceso a un mayor número de juegos de la biblioteca. El usuario premium tendrá acceso anticipado a los juegos nuevos.</text:p>
      <text:p text:style-name="P5"/>
      <text:p text:style-name="P12"><text:span text:style-name="T6">T</text:span><text:span text:style-name="T7">ambién,</text:span><text:span text:style-name="T6"> deberán darse de alta en el portal aportando un </text:span><text:span text:style-name="T17">nombre,</text:span><text:span text:style-name="T6"> </text:span><text:span text:style-name="T17">usuario, contraseña, correo electrónico, edad. </text:span><text:span text:style-name="T6">Una vez registrados, se podrá acceder a la web mediante un login de </text:span><text:span text:style-name="T17">usuario y contraseña.</text:span></text:p>
      <text:p text:style-name="P33"/>
      <text:p text:style-name="P16"><text:span text:style-name="T16">Los juegos </text:span><text:span text:style-name="T9">serán de dos tipos, premium o normales, los usuarios normales solo podrán tener acceso a los normales, los premium podrán jugar a todos, tanto premium como normales.</text:span></text:p>
      <text:p text:style-name="P35"/>
      <text:p text:style-name="P36">Cuando un usuario acceda al juego podrá consultarlo, puntuarlo, poner un comentario o jugar al juego.</text:p>
      <text:p text:style-name="P36"><text:soft-page-break/></text:p>
      <text:p text:style-name="P13"><text:span text:style-name="T11">DIAPOSITIVA 4, </text:span><text:span text:style-name="T12">I</text:span><text:span text:style-name="T14">nformación necesaria en la BD</text:span><text:span text:style-name="T11"> →</text:span><text:span text:style-name="T13"> Habla X</text:span></text:p>
      <text:p text:style-name="P38"/>
      <text:p text:style-name="P17"><text:span text:style-name="T2">A continuación, </text:span><text:span text:style-name="T4">os indicaré </text:span><text:span text:style-name="T2"><text:s/>la información que es necesari</text:span><text:span text:style-name="T4">a</text:span><text:span text:style-name="T2"> almacenar en la base de datos </text:span><text:span text:style-name="T4">de una forma algo resumida ya que hay muchos campos:</text:span></text:p>
      <text:p text:style-name="P9"/>
      <text:list xml:id="list1274438394" text:style-name="WWNum1">
        <text:list-item>
          <text:p text:style-name="P20"><text:span text:style-name="T27">Información relativa al </text:span>Usuario</text:p>
        </text:list-item>
      </text:list>
      <text:p text:style-name="P1">ID_usuario, Nombre, Contraseña, Imagen, Correo, ¿Suscrito?, Fecha_nacimiento.</text:p>
      <text:list xml:id="list181638195061706" text:continue-numbering="true" text:style-name="WWNum1">
        <text:list-item>
          <text:p text:style-name="P20"><text:span text:style-name="T29">Información relativa a los </text:span>Juegos</text:p>
        </text:list-item>
      </text:list>
      <text:p text:style-name="P1">ID_juego, Puntuación_1_S, Puntuación_2_S ..., <text:s/>Título, Autor, Año_lanzamiento <text:span text:style-name="T28">entre otros campos.</text:span></text:p>
      <text:list xml:id="list181637231051321" text:continue-numbering="true" text:style-name="WWNum1">
        <text:list-item>
          <text:p text:style-name="P20">Comentarios</text:p>
        </text:list-item>
      </text:list>
      <text:p text:style-name="P1">ID_Comentario,ID_usuario, nombre_usuario, votos_positivos, votos_negativos, Hora y fecha, Cabecera, Texto, ¿Recomendado(si/no)?.</text:p>
      <text:list xml:id="list181637724234629" text:continue-numbering="true" text:style-name="WWNum1">
        <text:list-item>
          <text:p text:style-name="P20">Info_usuario_juego</text:p>
        </text:list-item>
      </text:list>
      <text:p text:style-name="P1">ID_info, ID_juego, ID_usuario, Horas_juego_usuario, Favorito, Ha_puntuado.</text:p>
      <text:p text:style-name="P1"/>
      <text:list xml:id="list181637513823878" text:continue-numbering="true" text:style-name="WWNum1">
        <text:list-item>
          <text:p text:style-name="P20">Usuario_genero_horas</text:p>
        </text:list-item>
      </text:list>
      <text:p text:style-name="P1">ID_genero, ID_usuario, Acción, Aventura, Carreras, Casual, Deportes, Estrategia, Indie, Multijugador masivo, Rol, Simulaciones.</text:p>
      <text:p text:style-name="P1"/>
      <text:list xml:id="list181637026795538" text:continue-numbering="true" text:style-name="WWNum1">
        <text:list-item>
          <text:p text:style-name="P20">Juego_genero</text:p>
        </text:list-item>
      </text:list>
      <text:p text:style-name="P1">ID_genero, ID_juego, , Acción, Aventura, Carreras, Casual, Deportes, Estrategia, Indie, Multijugador masivo, Rol, Simulaciones.</text:p>
      <text:p text:style-name="P1"/>
      <text:list xml:id="list181638104823998" text:continue-numbering="true" text:style-name="WWNum1">
        <text:list-item>
          <text:p text:style-name="P21">Juego_pegi</text:p>
        </text:list-item>
      </text:list>
      <text:p text:style-name="P25">ID_pegi, ID_juego, Pegi_3, Pegi₇… , <text:s/>Violencia, Mal_lenguaje, Miedo, Juegos_azar, Sexo, Drogas, Discriminación.</text:p>
      <text:p text:style-name="P25"/>
      <text:p text:style-name="P18"><text:span text:style-name="T11">DIAPOSITIVA 5, </text:span><text:span text:style-name="T12">M</text:span><text:span text:style-name="T15">odelo Entidad Relación</text:span><text:span text:style-name="T11"> →</text:span><text:span text:style-name="T13"> Habla X</text:span></text:p>
      <text:p text:style-name="P39"/>
      <text:p text:style-name="P19"><text:span text:style-name="T30">El modelo entidad relación es una</text:span><text:span text:style-name="Strong_20_Emphasis"><text:span text:style-name="T48"> </text:span></text:span><text:span text:style-name="Strong_20_Emphasis"><text:span text:style-name="T32">herramienta</text:span></text:span><text:span text:style-name="Strong_20_Emphasis"><text:span text:style-name="T30"> </text:span></text:span><text:span text:style-name="T30">que permite representar de manera simplificada los componentes que participan </text:span><text:span text:style-name="T31">en una base de datos, como las personas, objetos y relaciones.</text:span></text:p>
      <text:p text:style-name="P40"/>
      <text:p text:style-name="P41">Nosotros como podéis ver en pantalla, hemos desarrollado este esquema…</text:p>
      <text:p text:style-name="P42">(Se explica de forma general e intuitiva el modelo ED)</text:p>
      <text:p text:style-name="P41"/>
      <text:p text:style-name="P43"><text:span text:style-name="T59">DIAPOSITIVA 6, </text:span><text:span text:style-name="T63">n</text:span><text:span text:style-name="T61">avegación de pantallas</text:span><text:span text:style-name="T59"> →</text:span><text:span text:style-name="T64"> Habla X</text:span></text:p>
      <text:p text:style-name="P43"><text:span text:style-name="T64"/></text:p>
      <text:p text:style-name="P50"><text:span text:style-name="T78">H</text:span><text:span text:style-name="T79">emos realizado este esquema de navegación para ver de una manera mas clara e intuitiva la organización de nuestro sitio web.</text:span></text:p>
      <text:p text:style-name="P50"><text:span text:style-name="T79">(Se explica un poco)</text:span></text:p>
      <text:p text:style-name="P50"><text:span text:style-name="T79"/></text:p>
      <text:p text:style-name="P50"><text:span text:style-name="T79"/></text:p>
      <text:p text:style-name="P50"><text:span text:style-name="T79"/></text:p>
      <text:p text:style-name="P50"><text:soft-page-break/><text:span text:style-name="T79"/></text:p>
      <text:p text:style-name="P51"><text:span text:style-name="T86">DIAPOSITIVA 7, </text:span><text:span text:style-name="T87"><text:s/></text:span><text:span text:style-name="T88">esquema de casos de uso</text:span><text:span text:style-name="T86"> →</text:span><text:span text:style-name="T89"> Habla X</text:span></text:p>
      <text:p text:style-name="P51"><text:span text:style-name="T89"/></text:p>
      <text:p text:style-name="P52"><text:span text:style-name="T92">¿</text:span><text:span text:style-name="T91">Qué es un UML</text:span><text:span text:style-name="T92">?</text:span></text:p>
      <text:p text:style-name="P62"><text:span text:style-name="T18">El diagrama de casos de uso representa la forma en como un Cliente (Actor) opera con el sistema en desarrollo, además de la forma, tipo y orden en como los elementos interactúan (operaciones o casos de uso). Un diagrama de casos de uso consta de los siguientes elementos:</text:span></text:p>
      <text:list xml:id="list1128185354" text:style-name="L1">
        <text:list-item>
          <text:p text:style-name="P63">Actor.</text:p>
        </text:list-item>
        <text:list-item>
          <text:p text:style-name="P63">Casos de Uso.</text:p>
        </text:list-item>
        <text:list-item>
          <text:p text:style-name="P61"><text:span text:style-name="T24">Relaciones de Uso, Herencia y Comunicación</text:span>.</text:p>
        </text:list-item>
      </text:list>
      <text:p text:style-name="P44"><text:span text:style-name="T84">N</text:span><text:span text:style-name="T85">uestro</text:span><text:span text:style-name="T84"> UML</text:span></text:p>
      <text:p text:style-name="P53"><text:span text:style-name="T92"/></text:p>
      <text:p text:style-name="P54"><text:span text:style-name="T90">(Se explica un poco)</text:span></text:p>
      <text:p text:style-name="P54"><text:span text:style-name="T90"/></text:p>
      <text:p text:style-name="P49"><text:span text:style-name="T90"/></text:p>
      <text:p text:style-name="P45"><text:span text:style-name="T60">DIAPOSITIVA </text:span><text:span text:style-name="T67">8</text:span><text:span text:style-name="T60"> </text:span><text:span text:style-name="T62"><text:s/></text:span><text:span text:style-name="T66">d</text:span><text:span text:style-name="T67">iagrama de secuencia</text:span><text:span text:style-name="T60"> →</text:span><text:span text:style-name="T65"> Habla X</text:span></text:p>
      <text:p text:style-name="P54"><text:span text:style-name="T90"/></text:p>
      <text:p text:style-name="P58"><text:span text:style-name="T57">El diagrama de secuencia</text:span><text:span text:style-name="T50"> es un tipo de diagrama de interacción cuyo objetivo es describir el comportamiento dinámico del sistema de información haciendo énfasis en la secuencia de los mensajes intercambiados por los objetos.</text:span></text:p>
      <text:p text:style-name="P59"/>
      <text:p text:style-name="P55"><text:span text:style-name="T90">(Se explica un poco)</text:span></text:p>
      <text:p text:style-name="P55"><text:span text:style-name="T90"/></text:p>
      <text:p text:style-name="P55"><text:span text:style-name="T90"/></text:p>
      <text:p text:style-name="P57"><text:span text:style-name="T34">DIAPOSITIVA </text:span><text:span text:style-name="T35">X</text:span><text:span text:style-name="T34"> </text:span><text:span text:style-name="T36"><text:s/></text:span><text:span text:style-name="T37">f</text:span><text:span text:style-name="T38">uncionalidades del usuario</text:span><text:span text:style-name="T34"> →</text:span><text:span text:style-name="T33"> Habla X</text:span></text:p>
      <text:list xml:id="list3633208551" text:style-name="WWNum2">
        <text:list-item>
          <text:p text:style-name="P23"><text:span text:style-name="T116">Registrarse en el sistema</text:span></text:p>
        </text:list-item>
        <text:list-item>
          <text:p text:style-name="P23"><text:span text:style-name="T116">Ingresar en el sistema</text:span></text:p>
        </text:list-item>
        <text:list-item>
          <text:p text:style-name="P23"><text:span text:style-name="T116">Restablecer su contraseña</text:span></text:p>
        </text:list-item>
        <text:list-item>
          <text:p text:style-name="P23"><text:span text:style-name="T116">Podrá acceder a su perfil y modificarlo</text:span></text:p>
        </text:list-item>
        <text:list-item>
          <text:p text:style-name="P23"><text:span text:style-name="T116">Acceder a un juego de la biblioteca</text:span></text:p>
        </text:list-item>
        <text:list-item>
          <text:p text:style-name="P23"><text:span text:style-name="T116">Ver la información de un juego</text:span></text:p>
        </text:list-item>
        <text:list-item>
          <text:p text:style-name="P23"><text:span text:style-name="T116">Jugar a un juego</text:span></text:p>
        </text:list-item>
        <text:list-item>
          <text:p text:style-name="P23"><text:span text:style-name="T116">Buscar juegos (nombre, franquicia, genero, más jugados mejor puntuados)</text:span></text:p>
        </text:list-item>
        <text:list-item>
          <text:p text:style-name="P23"><text:span text:style-name="T116">Solicitar ayuda con un formulario</text:span></text:p>
        </text:list-item>
        <text:list-item>
          <text:p text:style-name="P23"><text:span text:style-name="T116">Ver las políticas de privacidad y condiciones de servicio</text:span></text:p>
        </text:list-item>
        <text:list-item>
          <text:p text:style-name="P23"><text:span text:style-name="T116">Podrá consultar su suscripción y suscribirse</text:span></text:p>
        </text:list-item>
        <text:list-item>
          <text:p text:style-name="P23"><text:span text:style-name="T116">Podrá cerrar su sesión</text:span></text:p>
        </text:list-item>
        <text:list-item>
          <text:p text:style-name="P24"><text:span text:style-name="T104">Podrá consultar sobre opciones se </text:span><text:span text:style-name="T103">suscripción</text:span><text:span text:style-name="T104"> premium</text:span></text:p>
        </text:list-item>
      </text:list>
      <text:p text:style-name="P22"><text:span text:style-name="T100"/></text:p>
      <text:p text:style-name="P22"><text:span text:style-name="T100"/></text:p>
      <text:p text:style-name="P28"><text:span text:style-name="T100"/></text:p>
      <text:p text:style-name="P46"><text:soft-page-break/><text:span text:style-name="T69">DIAPOSITIVA </text:span><text:span text:style-name="T75">9</text:span><text:span text:style-name="T69"> </text:span><text:span text:style-name="T71"><text:s/></text:span><text:span text:style-name="T72">f</text:span><text:span text:style-name="T73">uncionalidades del usuario</text:span><text:span text:style-name="T69"> →</text:span><text:span text:style-name="T74"> Habla X</text:span></text:p>
      <text:p text:style-name="P60"><text:span text:style-name="T102">Lo que puede realizar </text:span><text:span text:style-name="T21">el usuario en Pochadia</text:span></text:p>
      <text:p text:style-name="P56"><text:span text:style-name="T83"/></text:p>
      <text:list xml:id="list181637708564769" text:continue-numbering="true" text:style-name="WWNum2">
        <text:list-item>
          <text:p text:style-name="P26"><text:span text:style-name="T104"> </text:span><text:span text:style-name="T107">Registrarse en el sistema </text:span></text:p>
        </text:list-item>
        <text:list-item>
          <text:p text:style-name="P26"><text:span text:style-name="T107"> Ingresar en el sistema</text:span></text:p>
        </text:list-item>
        <text:list-item>
          <text:p text:style-name="P26"><text:span text:style-name="T107"> Restablecer su contraseña </text:span></text:p>
        </text:list-item>
        <text:list-item>
          <text:p text:style-name="P26"><text:span text:style-name="T107"> Podrá acceder a su perfil y modificarlo </text:span></text:p>
        </text:list-item>
        <text:list-item>
          <text:p text:style-name="P26"><text:span text:style-name="T107"> Acceder a un juego de la biblioteca </text:span></text:p>
        </text:list-item>
        <text:list-item>
          <text:p text:style-name="P26"><text:span text:style-name="T107"> Ver la información de un juego </text:span></text:p>
        </text:list-item>
        <text:list-item>
          <text:p text:style-name="P26"><text:span text:style-name="T107"> Jugar a un juego </text:span></text:p>
        </text:list-item>
        <text:list-item>
          <text:p text:style-name="P26"><text:span text:style-name="T107"> Buscar juegos (nombre, franquicia, genero, más jugados mejor puntuados) </text:span></text:p>
        </text:list-item>
        <text:list-item>
          <text:p text:style-name="P26"><text:span text:style-name="T107"> Solicitar ayuda con un formulario </text:span></text:p>
        </text:list-item>
        <text:list-item>
          <text:p text:style-name="P26"><text:span text:style-name="T107"> Ver las políticas de privacidad y condiciones de servicio </text:span></text:p>
        </text:list-item>
        <text:list-item>
          <text:p text:style-name="P26"><text:span text:style-name="T107"> Podrá consultar su suscripción y suscribirse </text:span></text:p>
        </text:list-item>
        <text:list-item>
          <text:p text:style-name="P26"><text:span text:style-name="T107"> Podrá cerrar su sesión </text:span></text:p>
        </text:list-item>
        <text:list-item>
          <text:p text:style-name="P26"><text:span text:style-name="T107"> Podrá consultar sobre opciones se </text:span><text:span text:style-name="T108">suscripción</text:span><text:span text:style-name="T107"> premium</text:span><text:span text:style-name="T104"> </text:span></text:p>
        </text:list-item>
      </text:list>
      <text:p text:style-name="P27"><text:span text:style-name="T104"/></text:p>
      <text:p text:style-name="P27"><text:span text:style-name="T104"/></text:p>
      <text:p text:style-name="P47"><text:span text:style-name="T69">DIAPOSITIVA </text:span><text:span text:style-name="T75">1</text:span><text:span text:style-name="T76">0</text:span><text:span text:style-name="T69"> </text:span><text:span text:style-name="T71"><text:s/></text:span><text:span text:style-name="T72">E</text:span><text:span text:style-name="T76">volución de Pochadia</text:span><text:span text:style-name="T69"> →</text:span><text:span text:style-name="T74"> Habla X</text:span></text:p>
      <text:p text:style-name="P47"><text:span text:style-name="T74"/></text:p>
      <text:p text:style-name="P48"><text:span text:style-name="T80">E</text:span><text:span text:style-name="T81">nseñamos un poco la evolución de Pochadia y procedemos a enseñar la Pochadia </text:span><text:span text:style-name="T82">a</text:span><text:span text:style-name="T81">ctu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, Verdana, Helvetica, sans-serif"/>
    <style:font-face style:name="Mangal1" svg:font-family="Mangal"/>
    <style:font-face style:name="Roboto" svg:font-family="Roboto, apple-system, BlinkMacSystemFont, 'Segoe UI', 'Helvetica Neue', Arial, sans-serif"/>
    <style:font-face style:name="SFCompactDisplay-Medium" svg:font-family="SFCompactDisplay-Medium, sans-serif"/>
    <style:font-face style:name="SFCompactDisplay-SemiBold" svg:font-family="SFCompactDisplay-SemiBold, sans-serif"/>
    <style:font-face style:name="Whitney" svg:font-family="Whitney, 'Helvetica Neue', Helvetica, Arial, sans-serif"/>
    <style:font-face style:name="apple-system" svg:font-family="apple-system, BlinkMacSystemFont, 'Segoe UI', Roboto, Oxygen, Ubuntu, Cantarell, 'Open Sans', 'Helvetica Neue', sans-serif"/>
    <style:font-face style:name="arial" svg:font-family="arial, sans-serif"/>
    <style:font-face style:name="inherit" svg:font-family="inherit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Inria Sans Light" svg:font-family="'Inria Sans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aira SemiCondensed Medium" svg:font-family="'Saira SemiCondensed Mediu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7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7.5pt" fo:font-style="normal" fo:text-shadow="none" style:text-underline-style="none" fo:font-weight="normal" style:letter-kerning="true" style:font-size-asian="17.5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aira SemiCondensed Medium" style:font-family-complex="'Saira SemiCondensed Medium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aira SemiCondensed Medium" style:font-family-complex="'Saira SemiCondensed Medium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713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1" style:display-name="TITLE_AND_TWO_COLUMNS~LT~Gliederung 1" style:family="paragraph" style:default-outline-level="">
      <style:paragraph-properties fo:margin-top="0.713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3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3.5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7e_LT_7e_Gliederung_20_1" style:display-name="TITLE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Gliederung_20_2" style:display-name="TITLE_1~LT~Gliederung 2" style:family="paragraph" style:parent-style-name="TITLE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3" style:display-name="TITLE_1~LT~Gliederung 3" style:family="paragraph" style:parent-style-name="TITLE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4" style:display-name="TITLE_1~LT~Gliederung 4" style:family="paragraph" style:parent-style-name="TITLE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5" style:display-name="TITLE_1~LT~Gliederung 5" style:family="paragraph" style:parent-style-name="TITLE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6" style:display-name="TITLE_1~LT~Gliederung 6" style:family="paragraph" style:parent-style-name="TITLE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7" style:display-name="TITLE_1~LT~Gliederung 7" style:family="paragraph" style:parent-style-name="TITLE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8" style:display-name="TITLE_1~LT~Gliederung 8" style:family="paragraph" style:parent-style-name="TITLE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9" style:display-name="TITLE_1~LT~Gliederung 9" style:family="paragraph" style:parent-style-name="TITLE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Titel" style:display-name="TITLE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Untertitel" style:display-name="TITLE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Notizen" style:display-name="TITLE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7e_LT_7e_Hintergrundobjekte" style:display-name="TITLE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7e_LT_7e_Hintergrund" style:display-name="TITLE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5f_1_7e_LT_7e_Gliederung_20_1" style:display-name="TITLE_1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Gliederung_20_2" style:display-name="TITLE_1_1~LT~Gliederung 2" style:family="paragraph" style:parent-style-name="TITLE_5f_1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3" style:display-name="TITLE_1_1~LT~Gliederung 3" style:family="paragraph" style:parent-style-name="TITLE_5f_1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4" style:display-name="TITLE_1_1~LT~Gliederung 4" style:family="paragraph" style:parent-style-name="TITLE_5f_1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1_7e_LT_7e_Gliederung_20_5" style:display-name="TITLE_1_1~LT~Gliederung 5" style:family="paragraph" style:parent-style-name="TITLE_5f_1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6" style:display-name="TITLE_1_1~LT~Gliederung 6" style:family="paragraph" style:parent-style-name="TITLE_5f_1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7" style:display-name="TITLE_1_1~LT~Gliederung 7" style:family="paragraph" style:parent-style-name="TITLE_5f_1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8" style:display-name="TITLE_1_1~LT~Gliederung 8" style:family="paragraph" style:parent-style-name="TITLE_5f_1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Gliederung_20_9" style:display-name="TITLE_1_1~LT~Gliederung 9" style:family="paragraph" style:parent-style-name="TITLE_5f_1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1_7e_LT_7e_Titel" style:display-name="TITLE_1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Untertitel" style:display-name="TITLE_1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Notizen" style:display-name="TITLE_1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1_5f_1_7e_LT_7e_Hintergrundobjekte" style:display-name="TITLE_1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1_5f_1_7e_LT_7e_Hintergrund" style:display-name="TITLE_1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BODY_7e_LT_7e_Gliederung_20_1" style:display-name="TITLE_AND_BOD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5f_1_7e_LT_7e_Gliederung_20_1" style:display-name="BLANK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Gliederung_20_2" style:display-name="BLANK_1~LT~Gliederung 2" style:family="paragraph" style:parent-style-name="BLANK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3" style:display-name="BLANK_1~LT~Gliederung 3" style:family="paragraph" style:parent-style-name="BLANK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4" style:display-name="BLANK_1~LT~Gliederung 4" style:family="paragraph" style:parent-style-name="BLANK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5f_1_7e_LT_7e_Gliederung_20_5" style:display-name="BLANK_1~LT~Gliederung 5" style:family="paragraph" style:parent-style-name="BLANK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6" style:display-name="BLANK_1~LT~Gliederung 6" style:family="paragraph" style:parent-style-name="BLANK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7" style:display-name="BLANK_1~LT~Gliederung 7" style:family="paragraph" style:parent-style-name="BLANK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8" style:display-name="BLANK_1~LT~Gliederung 8" style:family="paragraph" style:parent-style-name="BLANK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Gliederung_20_9" style:display-name="BLANK_1~LT~Gliederung 9" style:family="paragraph" style:parent-style-name="BLANK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5f_1_7e_LT_7e_Titel" style:display-name="BLANK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Untertitel" style:display-name="BLANK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Notizen" style:display-name="BLANK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BLANK_5f_1_7e_LT_7e_Hintergrundobjekte" style:display-name="BLANK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BLANK_5f_1_7e_LT_7e_Hintergrund" style:display-name="BLANK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5f_1_7e_LT_7e_Gliederung_20_1" style:display-name="TITLE_AND_TWO_COLUMNS_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Gliederung_20_2" style:display-name="TITLE_AND_TWO_COLUMNS_1~LT~Gliederung 2" style:family="paragraph" style:parent-style-name="TITLE_5f_AND_5f_TWO_5f_COLUMNS_5f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3" style:display-name="TITLE_AND_TWO_COLUMNS_1~LT~Gliederung 3" style:family="paragraph" style:parent-style-name="TITLE_5f_AND_5f_TWO_5f_COLUMNS_5f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4" style:display-name="TITLE_AND_TWO_COLUMNS_1~LT~Gliederung 4" style:family="paragraph" style:parent-style-name="TITLE_5f_AND_5f_TWO_5f_COLUMNS_5f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5f_1_7e_LT_7e_Gliederung_20_5" style:display-name="TITLE_AND_TWO_COLUMNS_1~LT~Gliederung 5" style:family="paragraph" style:parent-style-name="TITLE_5f_AND_5f_TWO_5f_COLUMNS_5f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6" style:display-name="TITLE_AND_TWO_COLUMNS_1~LT~Gliederung 6" style:family="paragraph" style:parent-style-name="TITLE_5f_AND_5f_TWO_5f_COLUMNS_5f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7" style:display-name="TITLE_AND_TWO_COLUMNS_1~LT~Gliederung 7" style:family="paragraph" style:parent-style-name="TITLE_5f_AND_5f_TWO_5f_COLUMNS_5f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8" style:display-name="TITLE_AND_TWO_COLUMNS_1~LT~Gliederung 8" style:family="paragraph" style:parent-style-name="TITLE_5f_AND_5f_TWO_5f_COLUMNS_5f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Gliederung_20_9" style:display-name="TITLE_AND_TWO_COLUMNS_1~LT~Gliederung 9" style:family="paragraph" style:parent-style-name="TITLE_5f_AND_5f_TWO_5f_COLUMNS_5f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5f_1_7e_LT_7e_Titel" style:display-name="TITLE_AND_TWO_COLUMNS_1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Untertitel" style:display-name="TITLE_AND_TWO_COLUMNS_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Notizen" style:display-name="TITLE_AND_TWO_COLUMNS_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AND_5f_TWO_5f_COLUMNS_5f_1_7e_LT_7e_Hintergrundobjekte" style:display-name="TITLE_AND_TWO_COLUMNS_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AND_5f_TWO_5f_COLUMNS_5f_1_7e_LT_7e_Hintergrund" style:display-name="TITLE_AND_TWO_COLUMNS_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ONLY_7e_LT_7e_Gliederung_20_1" style:display-name="TITLE_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CAPTION_5f_ONLY_7e_LT_7e_Gliederung_20_1" style:display-name="CAPTION_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Gliederung_20_2" style:display-name="CAPTION_ONLY~LT~Gliederung 2" style:family="paragraph" style:parent-style-name="CAPTION_5f_ONLY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3" style:display-name="CAPTION_ONLY~LT~Gliederung 3" style:family="paragraph" style:parent-style-name="CAPTION_5f_ONLY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4" style:display-name="CAPTION_ONLY~LT~Gliederung 4" style:family="paragraph" style:parent-style-name="CAPTION_5f_ONLY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APTION_5f_ONLY_7e_LT_7e_Gliederung_20_5" style:display-name="CAPTION_ONLY~LT~Gliederung 5" style:family="paragraph" style:parent-style-name="CAPTION_5f_ONLY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6" style:display-name="CAPTION_ONLY~LT~Gliederung 6" style:family="paragraph" style:parent-style-name="CAPTION_5f_ONLY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7" style:display-name="CAPTION_ONLY~LT~Gliederung 7" style:family="paragraph" style:parent-style-name="CAPTION_5f_ONLY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8" style:display-name="CAPTION_ONLY~LT~Gliederung 8" style:family="paragraph" style:parent-style-name="CAPTION_5f_ONLY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Gliederung_20_9" style:display-name="CAPTION_ONLY~LT~Gliederung 9" style:family="paragraph" style:parent-style-name="CAPTION_5f_ONLY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TION_5f_ONLY_7e_LT_7e_Titel" style:display-name="CAPTION_ONLY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Untertitel" style:display-name="CAPTION_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Notizen" style:display-name="CAPTION_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aira SemiCondensed Medium" style:font-family-complex="'Saira SemiCondensed Medium'" style:font-family-generic-complex="system" style:font-pitch-complex="variable" style:font-size-complex="12pt" style:text-emphasize="none"/>
    </style:style>
    <style:style style:name="CAPTION_5f_ONLY_7e_LT_7e_Hintergrundobjekte" style:display-name="CAPTION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CAPTION_5f_ONLY_7e_LT_7e_Hintergrund" style:display-name="CAPTION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aira SemiCondensed Medium" style:font-family-complex="'Saira SemiCondensed Medium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7-19T18:16:36.038000000</dc:date>
    <meta:editing-duration>PT1H58M42S</meta:editing-duration>
    <meta:editing-cycles>40</meta:editing-cycles>
    <meta:document-statistic meta:table-count="0" meta:image-count="0" meta:object-count="0" meta:page-count="4" meta:paragraph-count="83" meta:word-count="913" meta:character-count="5599" meta:non-whitespace-character-count="4787"/>
  </office:meta>
</office:document-meta>
</file>